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8">
            <text:p>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1-08_14-12-2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1-08_18-03-28_000.jpg</text:p>
          </table:table-cell>
          <table:table-cell table:style-name="ce26" office:value-type="string">
            <text:p>:m RES 1*2 / free# JVEMV6 83#_80:1 / 83. chemistry / topics=物理化学：溶液,w=モル分率,s=~,i=~,other=memo+:ラウールの法則；memo+:ベンゼン。トルエン：比較,next=,doc=r-1-1~1.3:『読み物　物理化学』:p.31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RES 1*2 / free# JVEMV6 83#_80:1 / 83. chemistry / topics=物理化学：溶液,w=モル分率,s=~,i=~,other=memo+:ラウールの法則；memo+:ベンゼン。トルエン：比較,next=,doc=r-1-1~1.3:『読み物　物理化学』:p.31">
            <text:p>:m RES 1*2 / free# JVEMV6 83#_80:1 / 83. chemistry / topics=物理化学：溶液,w=モル分率,s=~,i=~,other=memo+:ラウールの法則；memo+:ベンゼン。トルエン：比較,next=,doc=r-1-1~1.3:『読み物　物理化学』:p.31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 office:value-type="string">
            <text:p>2023-01-08_18-03-49_000.jpg</text:p>
          </table:table-cell>
          <table:table-cell table:style-name="ce26" office:value-type="string">
            <text:p>:m RES 2*2 / free# JVEMV6 83#_80:1 / 83. chemistry / topics=物理化学：溶液,w=,s=~,i=~,other=memo+:アセトン、クロロホルム：比較,next=,doc=r-1-1~1.3:『読み物　物理化学』:p.31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RES 2*2 / free# JVEMV6 83#_80:1 / 83. chemistry / topics=物理化学：溶液,w=,s=~,i=~,other=memo+:アセトン、クロロホルム：比較,next=,doc=r-1-1~1.3:『読み物　物理化学』:p.31">
            <text:p>:m RES 2*2 / free# JVEMV6 83#_80:1 / 83. chemistry / topics=物理化学：溶液,w=,s=~,i=~,other=memo+:アセトン、クロロホルム：比較,next=,doc=r-1-1~1.3:『読み物　物理化学』:p.31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1-08_21-14-45_000.jpg</text:p>
          </table:table-cell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食べた物 / 盛り付け方、様子">
            <text:p>:m 食べた物 / 盛り付け方、様子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7" office:value-type="string">
            <text:p>2023-01-09_02-07-26_000.jpg</text:p>
          </table:table-cell>
          <table:table-cell table:style-name="ce26" office:value-type="string">
            <text:p>:m :PHOTO 寝た時刻 / 2022 / オナニー、未了、duration=30m?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:PHOTO 寝た時刻 / 2022 / オナニー、未了、duration=30m?時間ぐらい,other=~">
            <text:p>:m :PHOTO 寝た時刻 / 2022 / オナニー、未了、duration=30m?時間ぐらい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8" office:value-type="string">
            <text:p>2023-01-09_07-40-43_000.jpg</text:p>
          </table:table-cell>
          <table:table-cell table:style-name="ce26" office:value-type="string">
            <text:p>:m :PHOTO 起きた時刻 / 2022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1-09_07-51-0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8" office:value-type="string">
            <text:p>2023-01-09_11-46-32_000.jpg</text:p>
          </table:table-cell>
          <table:table-cell table:style-name="ce26" office:value-type="string">
            <text:p>:m #*# / memo:other(m:other) / topic=習字, about=,other=,id=~,content=福;南;井;西;部;雑;経;験;東;保;証;総;合;捕;獲;障;害;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#*# / memo:other(m:other) / topic=習字, about=,other=,id=~,content=福;南;井;西;部;雑;経;験;東;保;証;総;合;捕;獲;障;害;">
            <text:p>:m #*# / memo:other(m:other) / topic=習字, about=,other=,id=~,content=福;南;井;西;部;雑;経;験;東;保;証;総;合;捕;獲;障;害;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2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2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2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2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2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9">2023/01/09</text:date>, <text:time>12:07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1-09T12:07:13.47</dc:date>
    <dc:creator>iwabuchi ken</dc:creator>
    <meta:editing-duration>P52DT21H15M51S</meta:editing-duration>
    <meta:editing-cycles>16967</meta:editing-cycles>
    <meta:document-statistic meta:table-count="2" meta:cell-count="916" meta:object-count="0"/>
    <meta:user-defined meta:name="qrichtext">1</meta:user-defined>
  </office:meta>
</office:document-meta>
</file>